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" style:font-family-generic="system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avaden">
      <style:paragraph-properties fo:break-before="page"/>
    </style:style>
    <style:style style:name="P2" style:family="paragraph" style:parent-style-name="Navaden">
      <style:paragraph-properties fo:hyphenation-ladder-count="no-limit" fo:break-before="page"/>
      <style:text-properties fo:font-size="14pt" style:font-size-asian="14pt" style:font-size-complex="14pt" fo:hyphenate="true" fo:hyphenation-remain-char-count="0" fo:hyphenation-push-char-count="0"/>
    </style:style>
    <style:style style:name="P3" style:family="paragraph" style:parent-style-name="Standard">
      <style:paragraph-properties fo:break-before="page"/>
    </style:style>
    <style:style style:name="P4" style:family="paragraph" style:parent-style-name="Navaden">
      <style:text-properties fo:font-size="14pt" style:font-size-asian="14pt" style:font-size-complex="14pt"/>
    </style:style>
    <style:style style:name="P5" style:family="paragraph" style:parent-style-name="Navaden">
      <style:text-properties style:font-name="Times New Roman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Navaden" style:master-page-name="MPF0">
      <style:paragraph-properties style:page-number="auto" fo:break-before="page"/>
    </style:style>
    <style:style style:name="P8" style:family="paragraph">
      <style:paragraph-properties fo:margin-top="0cm" fo:margin-bottom="0.212cm" style:writing-mode="lr-tb"/>
    </style:style>
    <style:style style:name="P9" style:family="paragraph">
      <style:paragraph-properties style:writing-mode="lr-tb"/>
    </style:style>
    <style:style style:name="P10" style:family="paragraph">
      <style:paragraph-properties style:writing-mode="lr-tb" style:font-independent-line-spacing="false"/>
    </style:style>
    <style:style style:name="T1" style:family="text">
      <style:text-properties fo:language="en" fo:country="US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Menlo"/>
    </style:style>
    <style:style style:name="T5" style:family="text">
      <style:text-properties style:font-name="Times New Roman" fo:font-size="12pt" fo:font-weight="bold" style:font-size-asian="12pt" style:font-weight-asian="bold" style:font-size-complex="12pt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fo:color="#ffffff" style:font-name="Calibri Light" fo:font-size="42pt" style:font-name-asian="Times New Roman" style:font-size-asian="42pt" style:font-size-complex="42pt"/>
    </style:style>
    <style:style style:name="T8" style:family="text">
      <style:text-properties fo:color="#ffffff" fo:font-size="14pt" style:font-size-asian="14pt" style:font-size-complex="14pt"/>
    </style:style>
    <style:style style:name="T9" style:family="text">
      <style:text-properties fo:color="#ffffff" fo:font-size="16pt" style:font-size-asian="16pt" style:font-size-complex="16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style:run-through="background" style:wrap="run-through" style:number-wrapped-paragraphs="no-limit" style:vertical-pos="top" style:vertical-rel="page" style:horizontal-pos="right" style:horizontal-rel="page" draw:wrap-influence-on-position="once-concurrent" style:flow-with-text="false"/>
    </style:style>
    <style:style style:name="gr2" style:family="graphic">
      <style:graphic-properties draw:stroke="none" draw:fill="solid" draw:fill-color="#000000" draw:opacity="100%" draw:textarea-horizontal-align="left" draw:textarea-vertical-align="bottom" draw:auto-grow-height="false" draw:auto-grow-width="false" fo:padding-top="2.54cm" fo:padding-bottom="7.366cm" fo:padding-left="1.27cm" fo:padding-right="2.54cm" fo:wrap-option="wrap" style:run-through="background"/>
    </style:style>
    <style:style style:name="gr3" style:family="graphic">
      <style:graphic-properties draw:stroke="none" draw:fill="solid" draw:fill-color="#7f7f7f" draw:opacity="100%" draw:textarea-horizontal-align="left" draw:textarea-vertical-align="top" draw:auto-grow-height="false" draw:auto-grow-width="false" fo:padding-top="0cm" fo:padding-bottom="0cm" fo:padding-left="0cm" fo:padding-right="0cm" fo:wrap-option="wrap" style:run-through="background"/>
    </style:style>
    <style:style style:name="gr4" style:family="graphic">
      <style:graphic-properties draw:stroke="none" draw:fill="none" draw:textarea-horizontal-align="left" draw:textarea-vertical-align="bottom" draw:auto-grow-height="false" draw:auto-grow-width="false" fo:padding-top="0cm" fo:padding-bottom="0cm" fo:padding-left="1.27cm" fo:padding-right="2.54cm" fo:wrap-option="wra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g text:anchor-type="paragraph" draw:z-index="0" draw:name="Skupina 11" draw:style-name="gr1"><draw:custom-shape draw:name="Pravokotnik 33" draw:style-name="gr2" draw:text-style-name="P10" svg:width="20.869cm" svg:height="27.965cm" svg:x="0.72cm" svg:y="0cm"><text:p text:style-name="P8"><text:span text:style-name="T7">Potaplanje Ladjic</text:span></text:p><text:p text:style-name="P9"><text:span text:style-name="T8">Teden 06 - skupinsko delo - poročilo</text:span></text:p><text:p text:style-name="P9"><text:span text:style-name="T8">Mikro skupina 3</text:span></text:p><draw:enhanced-geometry svg:viewBox="0 0 21600 21600" draw:type="non-primitive" draw:enhanced-path="M 0 0 L 21600 0 21600 21600 0 21600 Z N"/></draw:custom-shape><draw:custom-shape draw:name="Pravokotnik 34" draw:style-name="gr3" draw:text-style-name="P10" svg:width="0.72cm" svg:height="27.965cm" svg:x="0cm" svg:y="0cm"><text:p/><draw:enhanced-geometry svg:viewBox="0 0 21600 21600" draw:type="non-primitive" draw:enhanced-path="M 0 0 L 21600 0 21600 21600 0 21600 Z N"/></draw:custom-shape><draw:frame draw:name="Polje z besedilom 35" draw:style-name="gr4" draw:text-style-name="P10" svg:width="20.869cm" svg:height="4.762cm" svg:x="0.72cm" svg:y="21.846cm"><draw:text-box><text:p><text:span text:style-name="T9">Bruno Gale</text:span></text:p><text:p><text:span text:style-name="T9">Tomaž Rak</text:span></text:p><text:p><text:span text:style-name="T9">Nik Novak</text:span></text:p><text:p><text:span text:style-name="T9">Miha Kirbiš</text:span></text:p></draw:text-box></draw:frame></draw:g><text:span text:style-name="Privzeta_20_pisava_20_odstavka"><text:span text:style-name="T1"/></text:span></text:p>
      <text:p text:style-name="P1"/>
      <text:p text:style-name="Navaden"><text:span text:style-name="Privzeta_20_pisava_20_odstavka"><text:span text:style-name="T2">Tomaž Rak</text:span></text:span><text:span text:style-name="Privzeta_20_pisava_20_odstavka"><text:span text:style-name="T3"> je</text:span></text:span><text:span text:style-name="Privzeta_20_pisava_20_odstavka"><text:span text:style-name="T3"> dodal logiko, ki ob koncu igre ponovno inicializira in pomnastavi ladijce, da lahko igro igramo znova</text:span></text:span></text:p>
      <text:p text:style-name="P4">Delo 4h, in od tega smo se 1h dobili.</text:p>
      <text:p text:style-name="P4">Cilji naslednjega tedna: Poskusiti vzpovstaviti izgled ladjic na gridu, in dodelati 1h, ki mi ta teden manjka.</text:p>
      <text:p text:style-name="Navaden"/>
      <text:p text:style-name="P2"/>
      <text:p text:style-name="Standard">Miha Kirbis: </text:p>
      <text:p text:style-name="Standard"/>
      <text:p text:style-name="Standard">Implementiranje posiljanje stringa z koordinatami vstreljenega polja, ter nihov sprejem, da se tako kot na hostu in clientu prikazujejo in beležijo pravilne poteze. </text:p>
      <text:p text:style-name="Standard"/>
      <text:p text:style-name="Standard">Delo: 5 ur</text:p>
      <text:p text:style-name="Standard"/>
      <text:p text:style-name="Standard">Delo za prihodnji teden: Popolno dokoncanje delovanje ter logike igre.</text:p>
      <text:p text:style-name="Standard"><text:span text:style-name="Privzeta_20_pisava_20_odstavka"><text:span text:style-name="T4"/></text:span></text:p>
      <text:p text:style-name="Navaden"/>
      <text:p text:style-name="P3">Nik novak je naredil drag and drop za ladjice ker ima igralec moč da si ladjice postavi v polje kam si želi. Prav tako so ob sliki ustvajeni elementi/ladjice ki jih igralec dodaja na polje.</text:p>
      <text:p text:style-name="Standard"/>
      <text:p text:style-name="Standard">Delo 5 ur od tega ena ura sestanek. Za prihodnji tedn bo povezal začetno stran z igro, kje si bo igralec izbral če zeli igrat ali zapustit igro.</text:p>
      <text:p text:style-name="Standard"/>
      <text:p text:style-name="Standard"/>
      <text:p text:style-name="Standard">public class drag : MonoBehaviour {</text:p>
      <text:p text:style-name="Standard"><text:tab/>Vector3 dist;</text:p>
      <text:p text:style-name="Standard"><text:tab/>float posx;</text:p>
      <text:p text:style-name="Standard"><text:tab/>float posy;</text:p>
      <text:p text:style-name="Standard"/>
      <text:p text:style-name="Standard"><text:tab/>void OnMouseDown(){</text:p>
      <text:p text:style-name="Standard"><text:tab/>dist = Camera.main.WorldtoScreenPoint(transform.position);</text:p>
      <text:p text:style-name="Standard"><text:tab/>posx = Input.mousePosition.x-dist.x;</text:p>
      <text:p text:style-name="Standard"><text:tab/>posy = Input.mousePosition.y-dist.y;</text:p>
      <text:p text:style-name="Standard"><text:tab/>}</text:p>
      <text:p text:style-name="Standard"><text:tab/>void OnMouseDrag(){</text:p>
      <text:p text:style-name="Standard"><text:tab/>Vector3 curPos = new Vector3(Input.mousePosition.x-posX,Input.mousePosition.y-posY,dist.z);</text:p>
      <text:p text:style-name="Standard"><text:tab/>Vector3 worldPos = Camera.main.ScreenToWorldPoint(curPos);</text:p>
      <text:p text:style-name="Standard"><text:tab/>transform.position = worldPos;</text:p>
      <text:p text:style-name="Standard"><text:tab/>}</text:p>
      <text:p text:style-name="P6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Navaden"><text:span text:style-name="Privzeta_20_pisava_20_odstavka"><text:span text:style-name="T5">Bruno Gale </text:span></text:span><text:span text:style-name="Privzeta_20_pisava_20_odstavka"><text:span text:style-name="T6">se je tokrat poigral z zvokom. Na internetu je poiskal nekaj zvočnih posnetkov, ki jih je nato z </text:span></text:span><text:span text:style-name="Privzeta_20_pisava_20_odstavka"><text:span text:style-name="T6">skupino skupaj izbral(za isto stvar več različnih zvokov, potem je padla končna odločitev). Za obdelavo je uporabil Adobe audition(rezanje, odvzemanje glasnosti ter dodajanje glasnosti, posamezni efekti..) . Tako so nastali zvokovne različice za main menu,</text:span></text:span><text:span text:style-name="Privzeta_20_pisava_20_odstavka"><text:span text:style-name="T6"> samo igro(torej zvokovna podlaga), kliki na posamezne gumbe v menuju, streli na druge ladje, zadetki ter zgrešeni streli. Po koncu obdelave vseh zvokov je začel z kodo, ki je potrebna za združitev zvoka z samo igro. Žal zaradi pomanjkanja združenja vseh k</text:span></text:span><text:span text:style-name="Privzeta_20_pisava_20_odstavka"><text:span text:style-name="T6">omponent na en kos »dokončna« združitev ni bila možna, tako da je nastala zgolj koda.</text:span></text:span></text:p>
      <text:p text:style-name="Navaden"><draw:frame draw:style-name="fr1" draw:name="Slika 5" text:anchor-type="paragraph" svg:y="8.849cm" svg:width="16.431cm" style:rel-width="scale" svg:height="8.573cm" style:rel-height="scale" draw:z-index="2"><draw:image/></draw:frame><draw:frame draw:style-name="fr2" draw:name="Slika 3" text:anchor-type="paragraph" svg:x="-0.002cm" svg:y="1.891cm" svg:width="16.431cm" style:rel-width="scale" svg:height="6.971cm" style:rel-height="scale" draw:z-index="1"><draw:image/></draw:frame><text:span text:style-name="Privzeta_20_pisava_20_odstavka"><text:span text:style-name="T6">Čas namenjen vsemu : okoli 5 ur … Naslednji teden namenjen dejanski združitvi igre in zvoka, polepsanju osnovnega grida ter ozadja ( da nebo vse tako monotono), </text:span></text:span><text:span text:style-name="Privzeta_20_pisava_20_odstavka"><text:span text:style-name="T6">izdelava dejanskih ladjic ter import le-teh v projekt.</text:span></text:span></text:p>
      <text:p text:style-name="P5"><text:soft-page-break/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" style:font-family-generic="system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orphans="0" fo:widows="0" fo:hyphenation-ladder-count="no-limit"/>
      <style:text-properties style:font-name="Times New Roman" fo:font-size="12pt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2" style:display-name="Heading 2" style:family="paragraph" style:parent-style-name="Navaden" style:default-outline-level="2" style:class="text">
      <style:paragraph-properties fo:margin-top="0.176cm" fo:margin-bottom="0.176cm" fo:line-height="100%" fo:hyphenation-ladder-count="no-limit"/>
      <style:text-properties style:font-name="Times New Roman" fo:font-size="18pt" fo:language="en" fo:country="US" fo:font-weight="bold" style:font-name-asian="Times New Roman" style:font-size-asian="18pt" style:font-weight-asian="bold" style:font-size-complex="18pt" style:font-weight-complex="bold" fo:hyphenate="false" fo:hyphenation-remain-char-count="0" fo:hyphenation-push-char-count="0"/>
    </style:style>
    <style:style style:name="Navaden" style:family="paragraph">
      <style:paragraph-properties fo:hyphenation-ladder-count="no-limit"/>
      <style:text-properties fo:language="sl" fo:country="SI" fo:hyphenate="false" fo:hyphenation-remain-char-count="0" fo:hyphenation-push-char-count="0"/>
    </style:style>
    <style:style style:name="Brez_20_razmikov" style:display-name="Brez razmikov" style:family="paragraph">
      <style:paragraph-properties fo:margin-top="0cm" fo:margin-bottom="0cm" fo:line-height="100%" fo:hyphenation-ladder-count="no-limit"/>
      <style:text-properties style:font-name-asian="Times New Roman" fo:hyphenate="false" fo:hyphenation-remain-char-count="0" fo:hyphenation-push-char-count="0"/>
    </style:style>
    <style:style style:name="Privzeta_20_pisava_20_odstavka" style:display-name="Privzeta pisava odstavka" style:family="text"/>
    <style:style style:name="Naslov_20_2_20_Znak" style:display-name="Naslov 2 Znak" style:family="text" style:parent-style-name="Privzeta_20_pisava_20_odstavka">
      <style:text-properties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Brez_20_razmikov_20_Znak" style:display-name="Brez razmikov Znak" style:family="text" style:parent-style-name="Privzeta_20_pisava_20_odstavka">
      <style:text-properties style:font-name-asian="Times New Roman"/>
    </style:style>
    <style:style style:name="Hiperpovezava" style:family="text" style:parent-style-name="Privzeta_20_pisava_20_odstavka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F0" style:page-layout-name="Mpm2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Unix OpenOffice.org_project/412m3$Build-9782</meta:generator>
    <dc:title>Potaplanje Ladjic</dc:title>
    <dc:description/>
    <dc:subject>T01 - skupinsko delo - poročilo</dc:subject>
    <meta:initial-creator>Tomaž Rak</meta:initial-creator>
    <dc:creator>Miha Kirbiš</dc:creator>
    <meta:creation-date>2017-11-24T11:15:00Z</meta:creation-date>
    <dc:date>2017-12-24T12:25:58</dc:date>
    <meta:print-date>2017-10-29T12:24:00Z</meta:print-date>
    <meta:editing-cycles>30</meta:editing-cycles>
    <meta:editing-duration>PT1H34M31S</meta:editing-duration>
    <meta:document-statistic meta:table-count="0" meta:image-count="2" meta:object-count="0" meta:page-count="6" meta:paragraph-count="26" meta:word-count="332" meta:character-count="2205"/>
    <meta:template xlink:type="simple" xlink:actuate="onRequest" xlink:title="" xlink:href="Normal.dotm"/>
  </office:meta>
</office:document-meta>
</file>